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4cdb" officeooo:paragraph-rsid="00044cdb"/>
    </style:style>
    <style:style style:name="P2" style:family="paragraph" style:parent-style-name="Standard">
      <style:text-properties style:text-underline-style="none" officeooo:rsid="00044cdb" officeooo:paragraph-rsid="00044cdb"/>
    </style:style>
    <style:style style:name="P3" style:family="paragraph" style:parent-style-name="Standard">
      <style:text-properties style:text-underline-style="none" officeooo:rsid="00055878" officeooo:paragraph-rsid="00055878"/>
    </style:style>
    <style:style style:name="P4" style:family="paragraph" style:parent-style-name="Standard">
      <style:text-properties style:text-underline-style="none" officeooo:rsid="00055878" officeooo:paragraph-rsid="00065521"/>
    </style:style>
    <style:style style:name="P5" style:family="paragraph" style:parent-style-name="Standard">
      <style:text-properties style:text-underline-style="none" officeooo:rsid="00065521" officeooo:paragraph-rsid="00065521"/>
    </style:style>
    <style:style style:name="P6" style:family="paragraph" style:parent-style-name="Standard">
      <style:text-properties style:text-underline-style="none" officeooo:rsid="00065521" officeooo:paragraph-rsid="00092b41"/>
    </style:style>
    <style:style style:name="P7" style:family="paragraph" style:parent-style-name="Standard">
      <style:text-properties style:text-underline-style="none" officeooo:rsid="00074f3a" officeooo:paragraph-rsid="00074f3a"/>
    </style:style>
    <style:style style:name="P8" style:family="paragraph" style:parent-style-name="Standard">
      <style:text-properties style:text-underline-style="none" officeooo:rsid="00074f3a" officeooo:paragraph-rsid="00092b41"/>
    </style:style>
    <style:style style:name="P9" style:family="paragraph" style:parent-style-name="Standard">
      <style:text-properties style:text-underline-style="none" officeooo:rsid="000839a0" officeooo:paragraph-rsid="000839a0"/>
    </style:style>
    <style:style style:name="P10" style:family="paragraph" style:parent-style-name="Standard">
      <style:text-properties style:text-underline-style="none" officeooo:rsid="00092b41" officeooo:paragraph-rsid="00092b4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55878" style:font-style-asian="normal" style:font-style-complex="normal"/>
    </style:style>
    <style:style style:name="T5" style:family="text">
      <style:text-properties fo:font-style="normal" officeooo:rsid="00065521" style:font-style-asian="normal" style:font-style-complex="normal"/>
    </style:style>
    <style:style style:name="T6" style:family="text">
      <style:text-properties fo:font-style="normal" officeooo:rsid="00074f3a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officeooo:rsid="00065521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074f3a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GIN MAINPROGRAM</text:p>
      <text:p text:style-name="P1"><text:tab/>Define loop as True</text:p>
      <text:p text:style-name="P1"><text:tab/><text:span text:style-name="T1">Beginning</text:span><text:span text:style-name="T2">()</text:span></text:p>
      <text:p text:style-name="P1"><text:span text:style-name="T2"><text:tab/></text:span><text:span text:style-name="T1">Initialisation</text:span><text:span text:style-name="T2">(character)</text:span></text:p>
      <text:p text:style-name="P2"><text:tab/><text:span text:style-name="T1">Mapinit</text:span>()</text:p>
      <text:p text:style-name="P2"><text:tab/><text:span text:style-name="T1">Stats</text:span>(character)</text:p>
      <text:p text:style-name="P2"><text:tab/>Display <text:span text:style-name="T3">Introduction on winDialogue</text:span></text:p>
      <text:p text:style-name="P2"><text:span text:style-name="T3"><text:tab/>WHILE loop is True:</text:span></text:p>
      <text:p text:style-name="P2"><text:span text:style-name="T3"><text:tab/><text:tab/>IF character[state] is equal to ‘end’ THEN</text:span></text:p>
      <text:p text:style-name="P2"><text:span text:style-name="T3"><text:tab/><text:tab/><text:tab/></text:span><text:span text:style-name="T7">End</text:span><text:span text:style-name="T3">()</text:span></text:p>
      <text:p text:style-name="P2"><text:span text:style-name="T3"><text:tab/><text:tab/>ENDIF</text:span></text:p>
      <text:p text:style-name="P2"><text:span text:style-name="T3"><text:tab/><text:tab/>Define the inputted key as Answer</text:span></text:p>
      <text:p text:style-name="P2"><text:span text:style-name="T3"><text:tab/><text:tab/></text:span><text:span text:style-name="T7">checkAnswer</text:span><text:span text:style-name="T3">(character, Answer)</text:span></text:p>
      <text:p text:style-name="P2"><text:span text:style-name="T3">END MAINPROGRAM</text:span></text:p>
      <text:p text:style-name="P2"><text:span text:style-name="T3"/></text:p>
      <text:p text:style-name="P2"><text:span text:style-name="T3">BEGIN Stats</text:span></text:p>
      <text:p text:style-name="P2"><text:span text:style-name="T3"><text:tab/></text:span><text:span text:style-name="T4">Get character</text:span></text:p>
      <text:p text:style-name="P2"><text:span text:style-name="T3"><text:tab/>IF character.HP &lt; 100 THEN</text:span></text:p>
      <text:p text:style-name="P2"><text:span text:style-name="T3"><text:tab/><text:tab/>Let character.token = character.token + 1</text:span></text:p>
      <text:p text:style-name="P2"><text:span text:style-name="T3"><text:tab/>ENDIF</text:span></text:p>
      <text:p text:style-name="P2"><text:span text:style-name="T3"><text:tab/>IF character.token &gt;= 2 THEN</text:span></text:p>
      <text:p text:style-name="P2"><text:span text:style-name="T3"><text:tab/><text:tab/>Let character.HP = character.HP + 1</text:span></text:p>
      <text:p text:style-name="P2"><text:span text:style-name="T3"><text:tab/><text:tab/>Let character.token = 0</text:span></text:p>
      <text:p text:style-name="P2"><text:span text:style-name="T3"><text:tab/>ENDIF</text:span></text:p>
      <text:p text:style-name="P2"><text:span text:style-name="T3"><text:tab/>Let weapon = character.equipment[‘weapon’]</text:span></text:p>
      <text:p text:style-name="P2"><text:span text:style-name="T3"><text:tab/>IF weapon = false THEN</text:span></text:p>
      <text:p text:style-name="P2"><text:span text:style-name="T3"><text:tab/><text:tab/>Let weapon = ‘None’</text:span></text:p>
      <text:p text:style-name="P2"><text:span text:style-name="T3"><text:tab/>ELSE THEN</text:span></text:p>
      <text:p text:style-name="P2"><text:span text:style-name="T3"><text:tab/><text:tab/>Let weapon = weapon.name</text:span></text:p>
      <text:p text:style-name="P2"><text:span text:style-name="T3"><text:tab/>ENDIF</text:span></text:p>
      <text:p text:style-name="P2"><text:span text:style-name="T3"><text:tab/>Let armour = character.equipment[‘armour’]</text:span></text:p>
      <text:p text:style-name="P2"><text:span text:style-name="T3"><text:tab/></text:span><text:span text:style-name="T4">IF armour = false THEN</text:span></text:p>
      <text:p text:style-name="P2"><text:span text:style-name="T4"><text:tab/><text:tab/>Let armour = ‘None’</text:span></text:p>
      <text:p text:style-name="P2"><text:span text:style-name="T4"><text:tab/>ELSE THEN</text:span></text:p>
      <text:p text:style-name="P2"><text:span text:style-name="T4"><text:tab/><text:tab/>Let armour = armour.name</text:span></text:p>
      <text:p text:style-name="P2"><text:span text:style-name="T4"><text:tab/>ENDIF</text:span></text:p>
      <text:p text:style-name="P2"><text:span text:style-name="T4"><text:tab/>IF character.setting = 1 THEN</text:span></text:p>
      <text:p text:style-name="P2"><text:span text:style-name="T4"><text:tab/><text:tab/>Let floor = ‘| Floor: 1 OUT’</text:span></text:p>
      <text:p text:style-name="P2"><text:span text:style-name="T4"><text:tab/>ELSE THEN</text:span></text:p>
      <text:p text:style-name="P2"><text:span text:style-name="T4"><text:tab/><text:tab/>Let floor = ‘| Floor: ‘ + character.setting – 1 + ‘ IN’</text:span></text:p>
      <text:p text:style-name="P2"><text:span text:style-name="T4"><text:tab/>ENDIF</text:span></text:p>
      <text:p text:style-name="P2"><text:span text:style-name="T4"><text:tab/>Display character.name in winstatus</text:span></text:p>
      <text:p text:style-name="P2"><text:span text:style-name="T4"><text:tab/>Display ‘HP: ‘ in winstatus</text:span></text:p>
      <text:p text:style-name="P2"><text:span text:style-name="T4"><text:tab/>Display character.HP in winstatus</text:span></text:p>
      <text:p text:style-name="P2"><text:span text:style-name="T4"><text:tab/>Display ‘Weapon: ‘ + weapon in winstatus</text:span></text:p>
      <text:p text:style-name="P3"><text:span text:style-name="T3"><text:tab/>Display ‘Armour: ‘ + armour in winstatus</text:span></text:p>
      <text:p text:style-name="P3"><text:span text:style-name="T3"><text:tab/></text:span><text:span text:style-name="T7">Refresh(</text:span><text:span text:style-name="T3">winstatus)</text:span></text:p>
      <text:p text:style-name="P3"><text:span text:style-name="T3">END Stats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>BEGIN monstersUpdate</text:span></text:p>
      <text:p text:style-name="P3"><text:span text:style-name="T3"><text:tab/>Get character</text:span></text:p>
      <text:p text:style-name="P3"><text:span text:style-name="T3"><text:tab/>Get level_monsters</text:span></text:p>
      <text:p text:style-name="P3"><text:span text:style-name="T3"><text:tab/>Let level = </text:span><text:span text:style-name="T7">levelm</text:span><text:span text:style-name="T3">(character.level, character.setting)</text:span></text:p>
      <text:p text:style-name="P3"><text:span text:style-name="T3"><text:tab/>Let floorlist = </text:span><text:span text:style-name="T7">Floorlist()</text:span></text:p>
      <text:p text:style-name="P3"><text:span text:style-name="T3"><text:tab/>Let sampleSize = floorlist / 100</text:span></text:p>
      <text:p text:style-name="P3"><text:span text:style-name="T3"><text:tab/>Let zeroItems = </text:span><text:span text:style-name="T7">sample</text:span><text:span text:style-name="T3">(floorlist, sampleSize)</text:span></text:p>
      <text:p text:style-name="P3"><text:span text:style-name="T3"><text:tab/>FOR each monsterlist in level</text:span></text:p>
      <text:p text:style-name="P3"><text:span text:style-name="T3"><text:tab/><text:tab/>Let monster = monsterlist[0]</text:span></text:p>
      <text:p text:style-name="P3"><text:span text:style-name="T3"><text:tab/><text:tab/>IF monster is within 20 blocks of player THEN</text:span></text:p>
      <text:p text:style-name="P3"><text:span text:style-name="T3"><text:tab/><text:tab/><text:tab/>IF monster is within 10 blocks of player THEN</text:span></text:p>
      <text:p text:style-name="P3"><text:span text:style-name="T3"><text:tab/><text:tab/><text:tab/><text:tab/></text:span><text:span text:style-name="T7">MoveChoose</text:span><text:span text:style-name="T3">(monsterlist, playerLocation, character)</text:span></text:p>
      <text:p text:style-name="P3"><text:span text:style-name="T3"><text:tab/><text:tab/><text:tab/>ELSE THEN</text:span></text:p>
      <text:p text:style-name="P3"><text:span text:style-name="T3"><text:tab/><text:tab/><text:tab/><text:tab/>Let closest_item = zeroItems[0]</text:span></text:p>
      <text:p text:style-name="P3"><text:span text:style-name="T3"><text:tab/><text:tab/><text:tab/><text:tab/>FOR each item in zeroItems</text:span></text:p>
      <text:p text:style-name="P3"><text:span text:style-name="T3"><text:tab/><text:tab/><text:tab/><text:tab/><text:tab/>IF </text:span><text:span text:style-name="T5">item is closer to monster than closest_item THEN</text:span></text:p>
      <text:p text:style-name="P3"><text:span text:style-name="T5"><text:tab/><text:tab/><text:tab/><text:tab/><text:tab/><text:tab/>Let closest_item = item</text:span></text:p>
      <text:p text:style-name="P3"><text:span text:style-name="T5"><text:tab/><text:tab/><text:tab/><text:tab/><text:tab/>ENDIF</text:span></text:p>
      <text:p text:style-name="P3"><text:span text:style-name="T5"><text:tab/><text:tab/><text:tab/><text:tab/>NEXT item</text:span></text:p>
      <text:p text:style-name="P3"><text:span text:style-name="T5"><text:tab/><text:tab/><text:tab/><text:tab/></text:span><text:span text:style-name="T8">MoveChoose</text:span><text:span text:style-name="T5">(monsterlist, closest_item, character)</text:span></text:p>
      <text:p text:style-name="P3"><text:span text:style-name="T5"><text:tab/><text:tab/><text:tab/>ENDIF</text:span></text:p>
      <text:p text:style-name="P3"><text:span text:style-name="T5"><text:tab/><text:tab/>ENDIF</text:span></text:p>
      <text:p text:style-name="P3"><text:span text:style-name="T5"><text:tab/>NEXT monsterlist</text:span></text:p>
      <text:p text:style-name="P5"><text:span text:style-name="T3">END monstersUpdate</text:span></text:p>
      <text:p text:style-name="P4"><text:span text:style-name="T3"/></text:p>
      <text:p text:style-name="P9"><text:span text:style-name="T3">BEGIN MonsterAttack</text:span></text:p>
      <text:p text:style-name="P9"><text:span text:style-name="T3"><text:tab/>Get character</text:span></text:p>
      <text:p text:style-name="P9"><text:span text:style-name="T3"><text:tab/>Get monsterlist</text:span></text:p>
      <text:p text:style-name="P9"><text:span text:style-name="T3"><text:tab/>Let monster = monsterlist[0]</text:span></text:p>
      <text:p text:style-name="P9"><text:span text:style-name="T3"><text:tab/>Let num = </text:span><text:span text:style-name="T7">randint</text:span><text:span text:style-name="T3">(0, 10)</text:span></text:p>
      <text:p text:style-name="P9"><text:span text:style-name="T3"><text:tab/>IF num in [0, 1] THEN</text:span></text:p>
      <text:p text:style-name="P9"><text:span text:style-name="T3"><text:tab/><text:tab/>Display ‘The ‘ + monster.name + ‘missed you.’ on windialogue</text:span></text:p>
      <text:p text:style-name="P9"><text:span text:style-name="T3"><text:tab/>ELSE IF num in [2, 3] THEN</text:span></text:p>
      <text:p text:style-name="P9"><text:span text:style-name="T3"><text:tab/><text:tab/>Display ‘The ‘ + monster.name + ‘ hit you but did no damage.’ on windialogue</text:span></text:p>
      <text:p text:style-name="P9"><text:span text:style-name="T3"><text:tab/>ELSE THEN</text:span></text:p>
      <text:p text:style-name="P9"><text:span text:style-name="T3"><text:tab/><text:tab/>Display ‘The ‘ + monster.name + ‘ hit you.’ on windialogue</text:span></text:p>
      <text:p text:style-name="P9"><text:span text:style-name="T3"><text:tab/><text:tab/>Let hits = monster.attack + </text:span><text:span text:style-name="T7">randint</text:span><text:span text:style-name="T3">(-2, 2)</text:span></text:p>
      <text:p text:style-name="P9"><text:span text:style-name="T3"><text:tab/><text:tab/>IF character.difficulty = 1 THEN</text:span></text:p>
      <text:p text:style-name="P9"><text:span text:style-name="T3"><text:tab/><text:tab/><text:tab/>Let number = 0.8</text:span></text:p>
      <text:p text:style-name="P9"><text:span text:style-name="T3"><text:tab/><text:tab/>ELSE IF character.difficulty = 2 THEN</text:span></text:p>
      <text:p text:style-name="P9"><text:span text:style-name="T3"><text:tab/><text:tab/><text:tab/>Let number = 1</text:span></text:p>
      <text:p text:style-name="P9"><text:span text:style-name="T3"><text:tab/><text:tab/>ELSE IF character.difficulty = 3 THEN</text:span></text:p>
      <text:p text:style-name="P9"><text:span text:style-name="T3"><text:tab/><text:tab/><text:tab/>Let number = 1.2</text:span></text:p>
      <text:p text:style-name="P9"><text:span text:style-name="T3"><text:tab/><text:tab/>ELSE THEN</text:span></text:p>
      <text:p text:style-name="P9"><text:span text:style-name="T3"><text:tab/><text:tab/><text:tab/>Let number = </text:span><text:span text:style-name="T7">uniform</text:span><text:span text:style-name="T3">(0, 1.5)</text:span></text:p>
      <text:p text:style-name="P9"><text:span text:style-name="T3"><text:tab/><text:tab/>ENDIF</text:span></text:p>
      <text:p text:style-name="P9"><text:span text:style-name="T3"><text:tab/><text:tab/>Let hits = hits * number</text:span></text:p>
      <text:p text:style-name="P9"><text:span text:style-name="T3"><text:tab/><text:tab/>Let hits = integer part of hits</text:span></text:p>
      <text:p text:style-name="P9"><text:span text:style-name="T3"><text:tab/><text:tab/>Let character.HP = character.HP – hits</text:span></text:p>
      <text:p text:style-name="P9"><text:span text:style-name="T3"><text:tab/><text:tab/>Let death = </text:span><text:span text:style-name="T7">deathCheck</text:span><text:span text:style-name="T3">(character, character.HP, true)</text:span></text:p>
      <text:p text:style-name="P9"><text:span text:style-name="T3"><text:tab/><text:tab/>IF death = true THEN</text:span></text:p>
      <text:p text:style-name="P9"><text:span text:style-name="T3"><text:tab/><text:tab/><text:tab/>charDeath(character)</text:span></text:p>
      <text:p text:style-name="P9"><text:soft-page-break/><text:span text:style-name="T3"><text:tab/><text:tab/>ENDIF</text:span></text:p>
      <text:p text:style-name="P9"><text:span text:style-name="T3"><text:tab/>ENDIF</text:span></text:p>
      <text:p text:style-name="P9"><text:span text:style-name="T3">END MonsterAttack</text:span></text:p>
      <text:p text:style-name="P9"/>
      <text:p text:style-name="P10"><text:span text:style-name="T3">BEGIN equipItem</text:span></text:p>
      <text:p text:style-name="P10"><text:span text:style-name="T3"><text:tab/>Get character</text:span></text:p>
      <text:p text:style-name="P10"><text:span text:style-name="T3"><text:tab/>Get item</text:span></text:p>
      <text:p text:style-name="P10"><text:span text:style-name="T3"><text:tab/>IF item.type = ‘weaponry’ AND character.equipment[‘weapon’] is not equal to item THEN</text:span></text:p>
      <text:p text:style-name="P10"><text:span text:style-name="T3"><text:tab/><text:tab/>Let character.equipment[‘weapon’] = item</text:span></text:p>
      <text:p text:style-name="P10"><text:span text:style-name="T3"><text:tab/>ENDIF</text:span></text:p>
      <text:p text:style-name="P10"><text:span text:style-name="T3">END equipItem</text:span></text:p>
      <text:p text:style-name="P10"><text:span text:style-name="T3"/></text:p>
      <text:p text:style-name="P10"><text:span text:style-name="T3">BEGIN eatItem</text:span></text:p>
      <text:p text:style-name="P10"><text:span text:style-name="T3"><text:tab/>Get character</text:span></text:p>
      <text:p text:style-name="P10"><text:span text:style-name="T3"><text:tab/>Get item</text:span></text:p>
      <text:p text:style-name="P10"><text:span text:style-name="T3"><text:tab/>Let character.HP <text:s/>= character.HP + item.hunger</text:span></text:p>
      <text:p text:style-name="P10"><text:span text:style-name="T3"><text:tab/>IF character.HP &gt;= 100 THEN</text:span></text:p>
      <text:p text:style-name="P10"><text:span text:style-name="T3"><text:tab/><text:tab/>character.HP = 100</text:span></text:p>
      <text:p text:style-name="P10"><text:span text:style-name="T3"><text:tab/>ENDIF</text:span></text:p>
      <text:p text:style-name="P10"><text:span text:style-name="T3"><text:tab/>Remove item from character.inventory</text:span></text:p>
      <text:p text:style-name="P10"><text:span text:style-name="T3">END eatItem</text:span></text:p>
      <text:p text:style-name="P10"><text:span text:style-name="T3"/></text:p>
      <text:p text:style-name="P6"><text:span text:style-name="T3">BEGIN moveChoose</text:span></text:p>
      <text:p text:style-name="P6"><text:span text:style-name="T3"><text:tab/>Get monsterlist</text:span></text:p>
      <text:p text:style-name="P6"><text:span text:style-name="T3"><text:tab/>Get closest_item</text:span></text:p>
      <text:p text:style-name="P6"><text:span text:style-name="T3"><text:tab/>Let closest_y = closest_item[0]</text:span></text:p>
      <text:p text:style-name="P6"><text:span text:style-name="T3"><text:tab/>Let closest_x = closest_item[1]</text:span></text:p>
      <text:p text:style-name="P6"><text:span text:style-name="T3"><text:tab/>Get character</text:span></text:p>
      <text:p text:style-name="P6"><text:span text:style-name="T3"><text:tab/>Let monster = monsterlist[0]</text:span></text:p>
      <text:p text:style-name="P6"><text:span text:style-name="T3"><text:tab/>Let monstery = </text:span><text:span text:style-name="T7">abs</text:span><text:span text:style-name="T3">(monster.y_coord – closest_y)</text:span></text:p>
      <text:p text:style-name="P6"><text:span text:style-name="T3"><text:tab/>Let monsterx = </text:span><text:span text:style-name="T7">abs</text:span><text:span text:style-name="T3">(monster.x_coord – closest_x)</text:span></text:p>
      <text:p text:style-name="P6"><text:span text:style-name="T3"><text:tab/>IF monstery &gt; 1 OR monsterx &gt; 1 THEN</text:span></text:p>
      <text:p text:style-name="P6"><text:span text:style-name="T3"><text:tab/><text:tab/></text:span><text:span text:style-name="T6">IF monstery &gt; monsterx OR monstery = monsterx THEN</text:span></text:p>
      <text:p text:style-name="P6"><text:span text:style-name="T3"><text:tab/><text:tab/><text:tab/>IF monster.y_coord – closest_y &lt; 0 THEN</text:span></text:p>
      <text:p text:style-name="P6"><text:span text:style-name="T3"><text:tab/><text:tab/><text:tab/><text:tab/></text:span><text:span text:style-name="T7">moveMonster</text:span><text:span text:style-name="T3">(</text:span><text:span text:style-name="T6">monsterlist, ‘down’)</text:span></text:p>
      <text:p text:style-name="P6"><text:span text:style-name="T6"><text:tab/><text:tab/><text:tab/>ELSE IF monster.y_coord – closest_y &gt; 0 THEN</text:span></text:p>
      <text:p text:style-name="P6"><text:span text:style-name="T6"><text:tab/><text:tab/><text:tab/><text:tab/></text:span><text:span text:style-name="T9">moveMonster</text:span><text:span text:style-name="T6">(monsterlist, ‘up’)</text:span></text:p>
      <text:p text:style-name="P6"><text:span text:style-name="T6"><text:tab/><text:tab/><text:tab/>ENDIF</text:span></text:p>
      <text:p text:style-name="P6"><text:span text:style-name="T6"><text:tab/><text:tab/>ELSE IF monstery &gt; monsterx THEN</text:span></text:p>
      <text:p text:style-name="P6"><text:span text:style-name="T6"><text:tab/><text:tab/><text:tab/>IF monster.x_coord – closest_x &lt; 0 THEN</text:span></text:p>
      <text:p text:style-name="P6"><text:span text:style-name="T6"><text:tab/><text:tab/><text:tab/><text:tab/></text:span><text:span text:style-name="T9">moveMonster</text:span><text:span text:style-name="T6">(monsterlist, ‘right’)</text:span></text:p>
      <text:p text:style-name="P6"><text:span text:style-name="T6"><text:tab/><text:tab/><text:tab/>ELSE IF monster.x_coord – closest_x &gt; 0 THEN</text:span></text:p>
      <text:p text:style-name="P6"><text:span text:style-name="T6"><text:tab/><text:tab/><text:tab/><text:tab/></text:span><text:span text:style-name="T9">moveMonster</text:span><text:span text:style-name="T6">(monsterlist, ‘left’)</text:span></text:p>
      <text:p text:style-name="P6"><text:span text:style-name="T6"><text:tab/><text:tab/><text:tab/>ENDIF</text:span></text:p>
      <text:p text:style-name="P6"><text:span text:style-name="T6"><text:tab/><text:tab/>ENDIF</text:span></text:p>
      <text:p text:style-name="P8"><text:span text:style-name="T3"><text:tab/>ELSE IF monstery = 1 AND monsterx = 1 THEN</text:span></text:p>
      <text:p text:style-name="P8"><text:span text:style-name="T3"><text:tab/><text:tab/>IF closest_y = character.location THEN</text:span></text:p>
      <text:p text:style-name="P8"><text:span text:style-name="T3"><text:tab/><text:tab/><text:tab/></text:span><text:span text:style-name="T7">MonsterAttack</text:span><text:span text:style-name="T3">(character, monsterlist)</text:span></text:p>
      <text:p text:style-name="P8"><text:span text:style-name="T3"><text:tab/><text:tab/>ENDIF</text:span></text:p>
      <text:p text:style-name="P8"><text:span text:style-name="T3"><text:tab/>ENDIF</text:span></text:p>
      <text:p text:style-name="P8"><text:span text:style-name="T3">END moveChoo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08:54:56.005000000</meta:creation-date>
    <dc:date>2018-06-30T10:33:47.395000000</dc:date>
    <meta:editing-duration>PT16M8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146" meta:word-count="566" meta:character-count="3897" meta:non-whitespace-character-count="3226"/>
  </office:meta>
</office:document-meta>
</file>